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DD00000071E6C8050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95cm" svg:height="3.985cm" svg:x="1cm" svg:y="0.915cm">
          <draw:image xlink:href="Pictures/10000000000000DD00000071E6C8050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27:10</dc:date>
    <meta:document-statistic meta:object-count="1"/>
    <meta:generator>NeoOffice/3.4.1$Unix OpenOffice.org_project/Patch 9</meta:generator>
  </office:meta>
</office:document-meta>
</file>